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automatic-styles>
    <style:style style:name="Table1" style:family="table">
      <style:table-properties style:width="10.0326in" fo:margin-top="0in" fo:margin-bottom="0in" table:align="center" style:writing-mode="lr-tb"/>
    </style:style>
    <style:style style:name="Table1.A" style:family="table-column">
      <style:table-column-properties style:column-width="1.2688in"/>
    </style:style>
    <style:style style:name="Table1.B" style:family="table-column">
      <style:table-column-properties style:column-width="0.7847in"/>
    </style:style>
    <style:style style:name="Table1.C" style:family="table-column">
      <style:table-column-properties style:column-width="0.8174in"/>
    </style:style>
    <style:style style:name="Table1.D" style:family="table-column">
      <style:table-column-properties style:column-width="0.9201in"/>
    </style:style>
    <style:style style:name="Table1.E" style:family="table-column">
      <style:table-column-properties style:column-width="1.3285in"/>
    </style:style>
    <style:style style:name="Table1.F" style:family="table-column">
      <style:table-column-properties style:column-width="1.4757in"/>
    </style:style>
    <style:style style:name="Table1.G" style:family="table-column">
      <style:table-column-properties style:column-width="1.0833in"/>
    </style:style>
    <style:style style:name="Table1.H" style:family="table-column">
      <style:table-column-properties style:column-width="0.984in"/>
    </style:style>
    <style:style style:name="Table1.I" style:family="table-column">
      <style:table-column-properties style:column-width="1.3688in"/>
    </style:style>
    <style:style style:name="Table1.1" style:family="table-row">
      <style:table-row-properties style:min-row-height="0.1965in" fo:keep-together="auto"/>
    </style:style>
    <style:style style:name="Table1.A1"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1pt solid #000001">
        <style:background-image/>
      </style:table-cell-properties>
    </style:style>
    <style:style style:name="Table1.C1" style:family="table-cell">
      <style:table-cell-properties style:vertical-align="middle" fo:padding-left="0.0556in" fo:padding-right="0.0694in" fo:padding-top="0.0694in" fo:padding-bottom="0.0694in" fo:border="1.5pt solid #000000"/>
    </style:style>
    <style:style style:name="Table1.A2" style:family="table-cell">
      <style:table-cell-properties style:vertical-align="middle" fo:background-color="transparent" fo:padding-left="0.0556in" fo:padding-right="0.0694in" fo:padding-top="0.0694in" fo:padding-bottom="0.0694in" fo:border-left="1.5pt solid #000000" fo:border-right="1.5pt solid #000000" fo:border-top="1pt solid #000001" fo:border-bottom="1pt solid #000001">
        <style:background-image/>
      </style:table-cell-properties>
    </style:style>
    <style:style style:name="Table1.B2" style:family="table-cell">
      <style:table-cell-properties style:vertical-align="middle" fo:background-color="transparent" fo:padding-left="0.0556in" fo:padding-right="0.0694in" fo:padding-top="0.0694in" fo:padding-bottom="0.0694in" fo:border-left="1.5pt solid #000000" fo:border-right="1.5pt solid #000000" fo:border-top="1pt solid #000001" fo:border-bottom="1.5pt solid #000000">
        <style:background-image/>
      </style:table-cell-properties>
    </style:style>
    <style:style style:name="Table1.C2" style:family="table-cell">
      <style:table-cell-properties style:vertical-align="middle" fo:background-color="transparent" fo:padding-left="0.0556in" fo:padding-right="0.0694in" fo:padding-top="0.0694in" fo:padding-bottom="0.0694in" fo:border="1.5pt solid #000000">
        <style:background-image/>
      </style:table-cell-properties>
    </style:style>
    <style:style style:name="Table1.G2" style:family="table-cell">
      <style:table-cell-properties style:vertical-align="middle" fo:padding-left="0.0556in" fo:padding-right="0.0694in" fo:padding-top="0.0694in" fo:padding-bottom="0.0694in" fo:border="1.5pt solid #000000"/>
    </style:style>
    <style:style style:name="Table1.H2" style:family="table-cell">
      <style:table-cell-properties style:vertical-align="middle" fo:padding-left="0.0556in" fo:padding-right="0.0694in" fo:padding-top="0.0694in" fo:padding-bottom="0.0694in" fo:border="1.5pt solid #000000"/>
    </style:style>
    <style:style style:name="Table1.3" style:family="table-row">
      <style:table-row-properties style:min-row-height="0.3938in" fo:keep-together="auto"/>
    </style:style>
    <style:style style:name="Table1.C3"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1.5pt solid #000000">
        <style:background-image/>
      </style:table-cell-properties>
    </style:style>
    <style:style style:name="Table1.D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E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F3" style:family="table-cell">
      <style:table-cell-properties style:vertical-align="middle" fo:padding-left="0.0556in" fo:padding-right="0.0694in" fo:padding-top="0.0694in" fo:padding-bottom="0.0694in" fo:border-left="0.5pt solid #000000" fo:border-right="1.5pt solid #000000" fo:border-top="1pt solid #000001" fo:border-bottom="1.5pt solid #000000"/>
    </style:style>
    <style:style style:name="Table1.G3" style:family="table-cell">
      <style:table-cell-properties style:vertical-align="middle" fo:padding-left="0.0556in" fo:padding-right="0.0694in" fo:padding-top="0.0694in" fo:padding-bottom="0.0694in" fo:border-left="1.5pt solid #000000" fo:border-right="1.5pt solid #000000" fo:border-top="1pt solid #000001" fo:border-bottom="1.5pt solid #000000"/>
    </style:style>
    <style:style style:name="Table1.H3" style:family="table-cell">
      <style:table-cell-properties style:vertical-align="middle" fo:padding-left="0.0556in" fo:padding-right="0.0694in" fo:padding-top="0.0694in" fo:padding-bottom="0.0694in" fo:border-left="1.5pt solid #000000" fo:border-right="0.5pt solid #000000" fo:border-top="1.5pt solid #000000" fo:border-bottom="1.5pt solid #000000"/>
    </style:style>
    <style:style style:name="Table1.I3" style:family="table-cell">
      <style:table-cell-properties style:vertical-align="middle" fo:padding-left="0.0556in" fo:padding-right="0.0694in" fo:padding-top="0.0694in" fo:padding-bottom="0.0694in" fo:border-left="0.5pt solid #000000" fo:border-right="1.5pt solid #000000" fo:border-top="1.5pt solid #000000" fo:border-bottom="1.5pt solid #000000"/>
    </style:style>
    <style:style style:name="Table1.4" style:family="table-row">
      <style:table-row-properties style:min-row-height="0.3583in" fo:keep-together="auto"/>
    </style:style>
    <style:style style:name="Table1.A4"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C4"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D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E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F4" style:family="table-cell">
      <style:table-cell-properties style:vertical-align="middle" fo:padding-left="0.0556in" fo:padding-right="0.0694in" fo:padding-top="0.0694in" fo:padding-bottom="0.0694in" fo:border-left="0.5pt solid #000000" fo:border-right="1.5pt solid #000000" fo:border-top="1.5pt solid #000000" fo:border-bottom="0.5pt solid #000000"/>
    </style:style>
    <style:style style:name="Table1.G4" style:family="table-cell">
      <style:table-cell-properties style:vertical-align="middle" fo:background-color="#bfbfbf"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H4" style:family="table-cell">
      <style:table-cell-properties style:vertical-align="middle" fo:background-color="#bfbfbf"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I4" style:family="table-cell">
      <style:table-cell-properties style:vertical-align="middle" fo:background-color="#bfbfbf" fo:padding-left="0.0556in" fo:padding-right="0.0694in" fo:padding-top="0.0694in" fo:padding-bottom="0.0694in" fo:border-left="0.5pt solid #000000" fo:border-right="1.5pt solid #000000" fo:border-top="1.5pt solid #000000" fo:border-bottom="0.5pt solid #000000">
        <style:background-image/>
      </style:table-cell-properties>
    </style:style>
    <style:style style:name="Table1.A5"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C5"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D5" style:family="table-cell">
      <style:table-cell-properties style:vertical-align="middle" fo:padding-left="0.0556in" fo:padding-right="0.0694in" fo:padding-top="0.0694in" fo:padding-bottom="0.0694in" fo:border="0.5pt solid #000000"/>
    </style:style>
    <style:style style:name="Table1.E5" style:family="table-cell">
      <style:table-cell-properties style:vertical-align="middle" fo:padding-left="0.0556in" fo:padding-right="0.0694in" fo:padding-top="0.0694in" fo:padding-bottom="0.0694in" fo:border="0.5pt solid #000000"/>
    </style:style>
    <style:style style:name="Table1.F5"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5"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H5"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I5"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0.5pt solid #000000">
        <style:background-image/>
      </style:table-cell-properties>
    </style:style>
    <style:style style:name="Table1.D6" style:family="table-cell">
      <style:table-cell-properties style:vertical-align="middle" fo:padding-left="0.0556in" fo:padding-right="0.0694in" fo:padding-top="0.0694in" fo:padding-bottom="0.0694in" fo:border="0.5pt solid #000000"/>
    </style:style>
    <style:style style:name="Table1.E6" style:family="table-cell">
      <style:table-cell-properties style:vertical-align="middle" fo:padding-left="0.0556in" fo:padding-right="0.0694in" fo:padding-top="0.0694in" fo:padding-bottom="0.0694in" fo:border="0.5pt solid #000000"/>
    </style:style>
    <style:style style:name="Table1.F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6"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6"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7" style:family="table-cell">
      <style:table-cell-properties style:vertical-align="middle" fo:padding-left="0.0556in" fo:padding-right="0.0694in" fo:padding-top="0.0694in" fo:padding-bottom="0.0694in" fo:border="0.5pt solid #000000"/>
    </style:style>
    <style:style style:name="Table1.E7" style:family="table-cell">
      <style:table-cell-properties style:vertical-align="middle" fo:padding-left="0.0556in" fo:padding-right="0.0694in" fo:padding-top="0.0694in" fo:padding-bottom="0.0694in" fo:border="0.5pt solid #000000"/>
    </style:style>
    <style:style style:name="Table1.F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7"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7"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8" style:family="table-cell">
      <style:table-cell-properties style:vertical-align="middle" fo:padding-left="0.0556in" fo:padding-right="0.0694in" fo:padding-top="0.0694in" fo:padding-bottom="0.0694in" fo:border="0.5pt solid #000000"/>
    </style:style>
    <style:style style:name="Table1.E8" style:family="table-cell">
      <style:table-cell-properties style:vertical-align="middle" fo:padding-left="0.0556in" fo:padding-right="0.0694in" fo:padding-top="0.0694in" fo:padding-bottom="0.0694in" fo:border="0.5pt solid #000000"/>
    </style:style>
    <style:style style:name="Table1.F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8"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8"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9" style:family="table-cell">
      <style:table-cell-properties style:vertical-align="middle" fo:padding-left="0.0556in" fo:padding-right="0.0694in" fo:padding-top="0.0694in" fo:padding-bottom="0.0694in" fo:border="0.5pt solid #000000"/>
    </style:style>
    <style:style style:name="Table1.E9" style:family="table-cell">
      <style:table-cell-properties style:vertical-align="middle" fo:padding-left="0.0556in" fo:padding-right="0.0694in" fo:padding-top="0.0694in" fo:padding-bottom="0.0694in" fo:border="0.5pt solid #000000"/>
    </style:style>
    <style:style style:name="Table1.F9"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A10"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C10"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D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E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F10" style:family="table-cell">
      <style:table-cell-properties style:vertical-align="middle" fo:padding-left="0.0556in" fo:padding-right="0.0694in" fo:padding-top="0.0694in" fo:padding-bottom="0.0694in" fo:border-left="0.5pt solid #000000" fo:border-right="1.5pt solid #000000" fo:border-top="0.5pt solid #000000" fo:border-bottom="1.5pt solid #000000"/>
    </style:style>
    <style:style style:name="Table1.G10"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H10"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I10"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1.5pt solid #000000">
        <style:background-image/>
      </style:table-cell-properties>
    </style:style>
    <style:style style:name="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style style:name="P2" style:family="paragraph" style:parent-style-name="Normal0">
      <style:paragraph-properties fo:margin-top="0in" fo:margin-bottom="0.139in" loext:contextual-spacing="false" fo:text-align="center" style:justify-single-word="false" fo:orphans="0" fo:widows="0"/>
      <style:text-properties fo:color="#00000a" fo:font-size="12pt" fo:font-weight="bold" style:font-size-asian="12pt" style:font-weight-asian="bold" style:font-size-complex="12pt" style:font-weight-complex="bold"/>
    </style:style>
    <style:style style:name="P3" style:family="paragraph" style:parent-style-name="Normal0">
      <style:paragraph-properties fo:margin-top="0in" fo:margin-bottom="0.139in" loext:contextual-spacing="false" fo:text-align="center" style:justify-single-word="false" fo:orphans="0" fo:widows="0"/>
      <style:text-properties fo:color="#00000a" style:font-name="Arial" fo:font-size="12pt" fo:font-weight="bold" style:font-size-asian="12pt" style:font-weight-asian="bold" style:font-name-complex="Arial1" style:font-size-complex="12pt" style:font-weight-complex="bold"/>
    </style:style>
    <style:style style:name="P4" style:family="paragraph" style:parent-style-name="Normal0">
      <style:paragraph-properties fo:margin-top="0in" fo:margin-bottom="0.139in" loext:contextual-spacing="false" fo:text-align="center" style:justify-single-word="false" fo:orphans="0" fo:widows="0"/>
      <style:text-properties fo:color="#00000a" style:font-name="Courier New" fo:font-size="22pt" fo:font-weight="bold" style:font-size-asian="22pt" style:font-weight-asian="bold" style:font-name-complex="Courier New2" style:font-size-complex="22pt" style:font-weight-complex="bold"/>
    </style:style>
    <style:style style:name="P5" style:family="paragraph" style:parent-style-name="Normal0">
      <style:paragraph-properties fo:margin-top="0in" fo:margin-bottom="0.139in" loext:contextual-spacing="false" fo:text-align="center" style:justify-single-word="false" fo:orphans="0" fo:widows="0"/>
    </style:style>
    <style:style style:name="P6" style:family="paragraph" style:parent-style-name="Normal0" style:master-page-name="Standard">
      <style:paragraph-properties fo:margin-top="0in" fo:margin-bottom="0.139in" loext:contextual-spacing="false" fo:text-align="center" style:justify-single-word="false" fo:orphans="0" fo:widows="0" style:page-number="1"/>
      <style:text-properties fo:color="#00000a" fo:font-size="12pt" fo:font-weight="bold" style:font-size-asian="12pt" style:font-weight-asian="bold" style:font-size-complex="12pt" style:font-weight-complex="bold"/>
    </style:style>
    <style:style style:name="P7" style:family="paragraph" style:parent-style-name="Normal0">
      <style:paragraph-properties fo:margin-left="1.1811in" fo:margin-right="0in" fo:margin-top="0in" fo:margin-bottom="0.139in" loext:contextual-spacing="false" fo:orphans="0" fo:widows="0" fo:text-indent="0in" style:auto-text-indent="false"/>
      <style:text-properties fo:color="#00000a" style:font-name="Arial" fo:font-size="20pt" style:font-size-asian="20pt" style:font-name-complex="Arial1" style:font-size-complex="20pt"/>
    </style:style>
    <style:style style:name="P8" style:family="paragraph" style:parent-style-name="Normal0">
      <style:paragraph-properties fo:margin-left="1.1811in" fo:margin-right="0in" fo:margin-top="0in" fo:margin-bottom="0.139in" loext:contextual-spacing="false" fo:orphans="0" fo:widows="0" fo:text-indent="0in" style:auto-text-indent="false"/>
    </style:style>
    <style:style style:name="P9" style:family="paragraph" style:parent-style-name="Normal0">
      <style:paragraph-properties fo:margin-top="0in" fo:margin-bottom="0in" loext:contextual-spacing="false" fo:line-height="100%" fo:orphans="0" fo:widows="0"/>
      <style:text-properties fo:color="#00000a" fo:font-size="20pt" fo:font-weight="bold" style:font-size-asian="20pt" style:font-weight-asian="bold" style:font-size-complex="20pt" style:font-weight-complex="bold"/>
    </style:style>
    <style:style style:name="P10" style:family="paragraph" style:parent-style-name="Normal0">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11"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0ccfe9" officeooo:paragraph-rsid="000ebf09" style:font-style-asian="italic"/>
    </style:style>
    <style:style style:name="P12"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0ebf09" officeooo:paragraph-rsid="000ebf09" style:font-style-asian="italic"/>
    </style:style>
    <style:style style:name="P13"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11ea96" officeooo:paragraph-rsid="0011ea96" style:font-style-asian="italic"/>
    </style:style>
    <style:style style:name="P14" style:family="paragraph" style:parent-style-name="Normal0">
      <style:paragraph-properties fo:margin-top="0in" fo:margin-bottom="0in" loext:contextual-spacing="false" fo:line-height="100%" fo:text-align="center" style:justify-single-word="false" fo:orphans="0" fo:widows="0"/>
    </style:style>
    <style:style style:name="P15" style:family="paragraph" style:parent-style-name="Normal0" style:list-style-name="WWNum3">
      <style:paragraph-properties fo:margin-top="0in" fo:margin-bottom="0in" loext:contextual-spacing="false" fo:text-align="justify" style:justify-single-word="false" fo:orphans="0" fo:widows="0"/>
    </style:style>
    <style:style style:name="P16" style:family="paragraph" style:parent-style-name="Normal0" style:master-page-name="Converted1">
      <style:paragraph-properties fo:margin-top="0in" fo:margin-bottom="0in" loext:contextual-spacing="false" fo:text-align="center" style:justify-single-word="false" fo:orphans="0" fo:widows="0" style:page-number="1"/>
    </style:style>
    <style:style style:name="P17" style:family="paragraph" style:parent-style-name="Normal0">
      <style:paragraph-properties fo:margin-top="0.0417in" fo:margin-bottom="0in" loext:contextual-spacing="false" fo:text-align="justify" style:justify-single-word="false" fo:orphans="0" fo:widows="0"/>
    </style:style>
    <style:style style:name="P18" style:family="paragraph" style:parent-style-name="Normal0">
      <style:paragraph-properties fo:margin-left="0in" fo:margin-right="0.2161in" fo:margin-top="0in" fo:margin-bottom="0in" loext:contextual-spacing="false" fo:text-align="center" style:justify-single-word="false" fo:orphans="0" fo:widows="0" fo:text-indent="0in" style:auto-text-indent="false"/>
    </style:style>
    <style:style style:name="P1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style>
    <style:style style:name="P2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officeooo:paragraph-rsid="0008f482"/>
    </style:style>
    <style:style style:name="P2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officeooo:paragraph-rsid="000a392d"/>
    </style:style>
    <style:style style:name="P2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23" style:family="paragraph" style:parent-style-name="Normal0">
      <style:paragraph-properties fo:margin-left="0in" fo:margin-right="0.2161in" fo:margin-top="0in" fo:margin-bottom="0in" loext:contextual-spacing="false" fo:orphans="0" fo:widows="0" fo:text-indent="0in" style:auto-text-indent="false"/>
      <style:text-properties fo:color="#00000a" fo:font-style="italic" style:font-style-asian="italic"/>
    </style:style>
    <style:style style:name="P2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2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fo:font-weight="bold" style:font-style-asian="italic" style:font-weight-asian="bold" style:font-weight-complex="bold"/>
    </style:style>
    <style:style style:name="P26" style:family="paragraph" style:parent-style-name="Normal0" style:master-page-name="Converted2">
      <style:paragraph-properties fo:margin-left="0in" fo:margin-right="0.2161in" fo:margin-top="0in" fo:margin-bottom="0in" loext:contextual-spacing="false" fo:text-align="center" style:justify-single-word="false" fo:orphans="0" fo:widows="0" fo:text-indent="0in" style:auto-text-indent="false" style:page-number="1"/>
    </style:style>
    <style:style style:name="P27"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style>
    <style:style style:name="P28"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style>
    <style:style style:name="P29"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officeooo:paragraph-rsid="000a392d"/>
    </style:style>
    <style:style style:name="P30" style:family="paragraph" style:parent-style-name="Normal0" style:list-style-name="WWNum4">
      <style:paragraph-properties fo:margin-left="0.5in" fo:margin-right="0.2161in" fo:margin-top="0in" fo:margin-bottom="0in" loext:contextual-spacing="false" fo:line-height="150%" fo:orphans="0" fo:widows="0" fo:text-indent="-0.25in" style:auto-text-indent="false"/>
    </style:style>
    <style:style style:name="P31"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style>
    <style:style style:name="P32"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ize="12pt" fo:font-style="italic" style:font-size-asian="12pt" style:font-style-asian="italic" style:font-size-complex="12pt"/>
    </style:style>
    <style:style style:name="P33"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34" style:family="paragraph" style:parent-style-name="Preformatted_20_Text">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35" style:family="paragraph" style:parent-style-name="Standard">
      <style:paragraph-properties fo:margin-top="0.0417in" fo:margin-bottom="0in" loext:contextual-spacing="false">
        <style:tab-stops>
          <style:tab-stop style:position="9.2382in"/>
        </style:tab-stops>
      </style:paragraph-properties>
    </style:style>
    <style:style style:name="T1" style:family="text">
      <style:text-properties fo:color="#00000a" style:font-name="Arial" fo:font-size="22pt" fo:font-weight="bold" style:font-size-asian="22pt" style:font-weight-asian="bold" style:font-name-complex="Arial1" style:font-size-complex="22pt" style:font-weight-complex="bold"/>
    </style:style>
    <style:style style:name="T2" style:family="text">
      <style:text-properties fo:color="#00000a" style:font-name="Arial" fo:font-size="20pt" style:font-size-asian="20pt" style:font-name-complex="Arial1" style:font-size-complex="20pt"/>
    </style:style>
    <style:style style:name="T3" style:family="text">
      <style:text-properties fo:color="#00000a" style:font-name="Arial" fo:font-size="12pt" fo:font-weight="bold" style:font-size-asian="12pt" style:font-weight-asian="bold" style:font-name-complex="Arial1" style:font-size-complex="12pt" style:font-style-complex="italic" style:font-weight-complex="bold"/>
    </style:style>
    <style:style style:name="T4" style:family="text">
      <style:text-properties fo:color="#00000a" fo:font-style="italic" fo:font-weight="bold" style:font-style-asian="italic" style:font-weight-asian="bold" style:font-weight-complex="bold"/>
    </style:style>
    <style:style style:name="T5" style:family="text">
      <style:text-properties fo:color="#00000a" fo:font-style="italic" style:font-style-asian="italic"/>
    </style:style>
    <style:style style:name="T6" style:family="text">
      <style:text-properties fo:color="#00000a" fo:font-style="italic" officeooo:rsid="0008f482" style:font-style-asian="italic"/>
    </style:style>
    <style:style style:name="T7" style:family="text">
      <style:text-properties fo:color="#00000a" fo:font-style="italic" officeooo:rsid="000b5b51" style:font-style-asian="italic"/>
    </style:style>
    <style:style style:name="T8" style:family="text">
      <style:text-properties fo:color="#00000a" fo:font-style="italic" officeooo:rsid="0011ea96" style:font-style-asian="italic"/>
    </style:style>
    <style:style style:name="T9" style:family="text">
      <style:text-properties fo:color="#00000a" fo:font-style="italic" style:text-underline-style="solid" style:text-underline-width="auto" style:text-underline-color="font-color" style:font-style-asian="italic"/>
    </style:style>
    <style:style style:name="T10" style:family="text">
      <style:text-properties fo:color="#00000a" style:text-position="super 58%" fo:font-style="italic" style:font-style-asian="italic"/>
    </style:style>
    <style:style style:name="T11" style:family="text">
      <style:text-properties fo:color="#00000a" fo:font-size="9pt" fo:font-style="italic" style:font-size-asian="9pt" style:font-style-asian="italic" style:font-size-complex="9pt"/>
    </style:style>
    <style:style style:name="T12" style:family="text">
      <style:text-properties fo:color="#00000a" fo:font-size="9pt" fo:font-style="normal" officeooo:rsid="0008f482" style:font-size-asian="9pt" style:font-style-asian="normal" style:font-size-complex="9pt" style:font-style-complex="normal"/>
    </style:style>
    <style:style style:name="T13" style:family="text">
      <style:text-properties fo:color="#00000a" fo:font-size="9pt" fo:font-style="normal" officeooo:rsid="000a392d" style:font-size-asian="9pt" style:font-style-asian="normal" style:font-size-complex="9pt" style:font-style-complex="normal"/>
    </style:style>
    <style:style style:name="T14" style:family="text">
      <style:text-properties fo:color="#00000a" fo:font-size="10.5pt" fo:font-style="italic" style:font-size-asian="10.5pt" style:font-style-asian="italic" style:font-size-complex="10.5pt"/>
    </style:style>
    <style:style style:name="T15" style:family="text">
      <style:text-properties fo:color="#00000a" fo:font-size="12pt" fo:font-style="italic" style:font-size-asian="12pt" style:font-style-asian="italic" style:font-size-complex="12pt"/>
    </style:style>
    <style:style style:name="T16" style:family="text">
      <style:text-properties fo:color="#00000a" fo:font-style="normal" officeooo:rsid="000b5b51" style:font-style-asian="normal" style:font-style-complex="normal"/>
    </style:style>
    <style:style style:name="T17" style:family="text">
      <style:text-properties fo:color="#ff0000" fo:font-style="italic" style:font-style-asian="italic"/>
    </style:style>
    <style:style style:name="T18" style:family="text">
      <style:text-properties fo:font-style="italic" style:font-style-asian="italic"/>
    </style:style>
    <style:style style:name="T19" style:family="text">
      <style:text-properties fo:font-style="italic" fo:font-weight="bold" style:font-style-asian="italic"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2"/>
      <text:p text:style-name="P2"/>
      <text:p text:style-name="P2"/>
      <text:p text:style-name="P2"/>
      <text:p text:style-name="P2"/>
      <text:p text:style-name="P2"/>
      <text:p text:style-name="P3"/>
      <text:p text:style-name="P5"><text:span text:style-name="T1"><text:s/>Computer Architecture 2023 </text:span></text:p>
      <text:p text:style-name="P5"><text:span text:style-name="T1">Exercise Session Report</text:span></text:p>
      <text:p text:style-name="P7"/>
      <text:p text:style-name="P8"><text:span text:style-name="T2">Group:</text:span></text:p>
      <text:p text:style-name="P8"><text:span text:style-name="T2">Name and student number:</text:span></text:p>
      <text:p text:style-name="P8"><text:span text:style-name="T2">Date: </text:span></text:p>
      <text:p text:style-name="P4"/>
      <text:p text:style-name="P9"/>
      <text:p text:style-name="P16"><text:span text:style-name="T3">Part 1: Fill in the Design Metric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3" office:value-type="string">
            <text:p text:style-name="P14"><text:span text:style-name="T4">Implementation</text:span></text:p>
          </table:table-cell>
          <table:table-cell table:style-name="Table1.A1" table:number-rows-spanned="2" office:value-type="string">
            <text:p text:style-name="P14"><text:span text:style-name="T4">Simulation</text:span></text:p>
          </table:table-cell>
          <table:table-cell table:style-name="Table1.C1" table:number-columns-spanned="7" office:value-type="string">
            <text:p text:style-name="P14"><text:span text:style-name="T4">Backend</text:span></text:p>
          </table:table-cell>
          <table:covered-table-cell/>
          <table:covered-table-cell/>
          <table:covered-table-cell/>
          <table:covered-table-cell/>
          <table:covered-table-cell/>
          <table:covered-table-cell/>
        </table:table-row>
        <table:table-row table:style-name="Table1.1">
          <table:covered-table-cell/>
          <table:covered-table-cell/>
          <table:table-cell table:style-name="Table1.C2" table:number-columns-spanned="4" office:value-type="string">
            <text:p text:style-name="P14"><text:span text:style-name="T5">Synthesis</text:span></text:p>
          </table:table-cell>
          <table:covered-table-cell/>
          <table:covered-table-cell/>
          <table:covered-table-cell/>
          <table:table-cell table:style-name="Table1.G2" office:value-type="string">
            <text:p text:style-name="P14"><text:span text:style-name="T5">Floorplan</text:span></text:p>
          </table:table-cell>
          <table:table-cell table:style-name="Table1.H2" table:number-columns-spanned="2" office:value-type="string">
            <text:p text:style-name="P14"><text:span text:style-name="T5">Signoff</text:span></text:p>
          </table:table-cell>
          <table:covered-table-cell/>
        </table:table-row>
        <table:table-row table:style-name="Table1.3">
          <table:covered-table-cell/>
          <table:table-cell table:style-name="Table1.C2" office:value-type="string">
            <text:p text:style-name="P14"><text:span text:style-name="T5"># of Cycles for MULT</text:span><text:span text:style-name="T17">*</text:span></text:p>
          </table:table-cell>
          <table:table-cell table:style-name="Table1.C3" office:value-type="string">
            <text:p text:style-name="P14"><text:span text:style-name="T5">Design</text:span></text:p>
            <text:p text:style-name="P14"><text:span text:style-name="T5">area (μm</text:span><text:span text:style-name="T10">2</text:span><text:span text:style-name="T5">)</text:span></text:p>
          </table:table-cell>
          <table:table-cell table:style-name="Table1.D3" office:value-type="string">
            <text:p text:style-name="P14"><text:span text:style-name="T5">Critical path</text:span></text:p>
            <text:p text:style-name="P14"><text:span text:style-name="T5">(ns)</text:span></text:p>
          </table:table-cell>
          <table:table-cell table:style-name="Table1.E3" office:value-type="string">
            <text:p text:style-name="P14"><text:span text:style-name="T5">Maximum operating frequency (MHz)</text:span></text:p>
          </table:table-cell>
          <table:table-cell table:style-name="Table1.F3" office:value-type="string">
            <text:p text:style-name="P14"><text:span text:style-name="T5">Minimal time to execute the MULT (ns)</text:span></text:p>
          </table:table-cell>
          <table:table-cell table:style-name="Table1.G3" office:value-type="string">
            <text:p text:style-name="P14"><text:span text:style-name="T5">Die area (μm</text:span><text:span text:style-name="T10">2</text:span><text:span text:style-name="T5">)</text:span></text:p>
          </table:table-cell>
          <table:table-cell table:style-name="Table1.H3" office:value-type="string">
            <text:p text:style-name="P14"><text:span text:style-name="T5">Area utilization (%)</text:span></text:p>
          </table:table-cell>
          <table:table-cell table:style-name="Table1.I3" office:value-type="string">
            <text:p text:style-name="P14"><text:span text:style-name="T5">Maximum operating frequency (MHz)</text:span></text:p>
          </table:table-cell>
        </table:table-row>
        <table:table-row table:style-name="Table1.4">
          <table:table-cell table:style-name="Table1.A4" office:value-type="string">
            <text:p text:style-name="P14"><text:span text:style-name="T5">1. Single Cycle</text:span><text:span text:style-name="T17">**</text:span></text:p>
          </table:table-cell>
          <table:table-cell table:style-name="Table1.A4" office:value-type="string">
            <text:p text:style-name="P13">2300</text:p>
          </table:table-cell>
          <table:table-cell table:style-name="Table1.C4" office:value-type="string">
            <text:p text:style-name="P34">508302</text:p>
          </table:table-cell>
          <table:table-cell table:style-name="Table1.D4" office:value-type="string">
            <text:p text:style-name="P11">9.85</text:p>
          </table:table-cell>
          <table:table-cell table:style-name="Table1.E4" office:value-type="string">
            <text:p text:style-name="P12">101.52</text:p>
          </table:table-cell>
          <table:table-cell table:style-name="Table1.F4" office:value-type="string">
            <text:p text:style-name="P13">22655</text:p>
          </table:table-cell>
          <table:table-cell table:style-name="Table1.G4" office:value-type="string">
            <text:p text:style-name="P14"><text:span text:style-name="T17">***</text:span></text:p>
          </table:table-cell>
          <table:table-cell table:style-name="Table1.H4" office:value-type="string">
            <text:p text:style-name="P10"/>
          </table:table-cell>
          <table:table-cell table:style-name="Table1.I4" office:value-type="string">
            <text:p text:style-name="P10"/>
          </table:table-cell>
        </table:table-row>
        <table:table-row table:style-name="Table1.4">
          <table:table-cell table:style-name="Table1.A5" office:value-type="string">
            <text:p text:style-name="P14"><text:span text:style-name="T5">2. Single Cycle with Multiplication </text:span></text:p>
          </table:table-cell>
          <table:table-cell table:style-name="Table1.A5" office:value-type="string">
            <text:p text:style-name="P10"/>
          </table:table-cell>
          <table:table-cell table:style-name="Table1.C5" office:value-type="string">
            <text:p text:style-name="P34"/>
            <text:p text:style-name="P10"/>
          </table:table-cell>
          <table:table-cell table:style-name="Table1.D5" office:value-type="string">
            <text:p text:style-name="P11"/>
          </table:table-cell>
          <table:table-cell table:style-name="Table1.E5" office:value-type="string">
            <text:p text:style-name="P12"/>
          </table:table-cell>
          <table:table-cell table:style-name="Table1.F5" office:value-type="string">
            <text:p text:style-name="P10"/>
          </table:table-cell>
          <table:table-cell table:style-name="Table1.G5" office:value-type="string">
            <text:p text:style-name="P10"/>
          </table:table-cell>
          <table:table-cell table:style-name="Table1.H5" office:value-type="string">
            <text:p text:style-name="P10"/>
          </table:table-cell>
          <table:table-cell table:style-name="Table1.I5" office:value-type="string">
            <text:p text:style-name="P10"/>
          </table:table-cell>
        </table:table-row>
        <table:table-row table:style-name="Table1.4">
          <table:table-cell table:style-name="Table1.A5" office:value-type="string">
            <text:p text:style-name="P14"><text:span text:style-name="T5">3a. Basic Pipelined </text:span></text:p>
          </table:table-cell>
          <table:table-cell table:style-name="Table1.A5" office:value-type="string">
            <text:p text:style-name="P10"/>
          </table:table-cell>
          <table:table-cell table:style-name="Table1.C5" office:value-type="string">
            <text:p text:style-name="P10"/>
          </table:table-cell>
          <table:table-cell table:style-name="Table1.D6" office:value-type="string">
            <text:p text:style-name="P10"/>
          </table:table-cell>
          <table:table-cell table:style-name="Table1.E6" office:value-type="string">
            <text:p text:style-name="P10"/>
          </table:table-cell>
          <table:table-cell table:style-name="Table1.F6" office:value-type="string">
            <text:p text:style-name="P10"/>
          </table:table-cell>
          <table:table-cell table:style-name="Table1.G6" office:value-type="string">
            <text:p text:style-name="P10"/>
          </table:table-cell>
          <table:table-cell table:style-name="Table1.H6" office:value-type="string">
            <text:p text:style-name="P10"/>
          </table:table-cell>
          <table:table-cell table:style-name="Table1.I6" office:value-type="string">
            <text:p text:style-name="P10"/>
          </table:table-cell>
        </table:table-row>
        <table:table-row table:style-name="Table1.4">
          <table:table-cell table:style-name="Table1.A5" office:value-type="string">
            <text:p text:style-name="P14"><text:span text:style-name="T5">3b. Basic Pipelined (50MHz, </text:span><text:span text:style-name="T17">preset 1</text:span><text:span text:style-name="T5">)</text:span></text:p>
          </table:table-cell>
          <table:table-cell table:style-name="Table1.A5" office:value-type="string">
            <text:p text:style-name="P10"/>
          </table:table-cell>
          <table:table-cell table:style-name="Table1.C5" office:value-type="string">
            <text:p text:style-name="P10"/>
          </table:table-cell>
          <table:table-cell table:style-name="Table1.D7" office:value-type="string">
            <text:p text:style-name="P10"/>
          </table:table-cell>
          <table:table-cell table:style-name="Table1.E7" office:value-type="string">
            <text:p text:style-name="P10"/>
          </table:table-cell>
          <table:table-cell table:style-name="Table1.F7" office:value-type="string">
            <text:p text:style-name="P10"/>
          </table:table-cell>
          <table:table-cell table:style-name="Table1.G7" office:value-type="string">
            <text:p text:style-name="P10"/>
          </table:table-cell>
          <table:table-cell table:style-name="Table1.H7" office:value-type="string">
            <text:p text:style-name="P10"/>
          </table:table-cell>
          <table:table-cell table:style-name="Table1.I7" office:value-type="string">
            <text:p text:style-name="P10"/>
          </table:table-cell>
        </table:table-row>
        <table:table-row table:style-name="Table1.4">
          <table:table-cell table:style-name="Table1.A5" office:value-type="string">
            <text:p text:style-name="P14"><text:span text:style-name="T5">3c. Basic Pipelined (50MHz, </text:span><text:span text:style-name="T17">preset 2</text:span><text:span text:style-name="T5">)</text:span></text:p>
          </table:table-cell>
          <table:table-cell table:style-name="Table1.A5" office:value-type="string">
            <text:p text:style-name="P10"/>
          </table:table-cell>
          <table:table-cell table:style-name="Table1.C5" office:value-type="string">
            <text:p text:style-name="P10"/>
          </table:table-cell>
          <table:table-cell table:style-name="Table1.D8" office:value-type="string">
            <text:p text:style-name="P10"/>
          </table:table-cell>
          <table:table-cell table:style-name="Table1.E8" office:value-type="string">
            <text:p text:style-name="P10"/>
          </table:table-cell>
          <table:table-cell table:style-name="Table1.F8" office:value-type="string">
            <text:p text:style-name="P10"/>
          </table:table-cell>
          <table:table-cell table:style-name="Table1.G8" office:value-type="string">
            <text:p text:style-name="P10"/>
          </table:table-cell>
          <table:table-cell table:style-name="Table1.H8" office:value-type="string">
            <text:p text:style-name="P10"/>
          </table:table-cell>
          <table:table-cell table:style-name="Table1.I8" office:value-type="string">
            <text:p text:style-name="P10"/>
          </table:table-cell>
        </table:table-row>
        <table:table-row table:style-name="Table1.4">
          <table:table-cell table:style-name="Table1.A5" office:value-type="string">
            <text:p text:style-name="P14"><text:span text:style-name="T5">4. Pipelined with hazard logic </text:span></text:p>
          </table:table-cell>
          <table:table-cell table:style-name="Table1.A5" office:value-type="string">
            <text:p text:style-name="P10"/>
          </table:table-cell>
          <table:table-cell table:style-name="Table1.C5" office:value-type="string">
            <text:p text:style-name="P10"/>
          </table:table-cell>
          <table:table-cell table:style-name="Table1.D9" office:value-type="string">
            <text:p text:style-name="P10"/>
          </table:table-cell>
          <table:table-cell table:style-name="Table1.E9" office:value-type="string">
            <text:p text:style-name="P10"/>
          </table:table-cell>
          <table:table-cell table:style-name="Table1.F9" office:value-type="string">
            <text:p text:style-name="P10"/>
          </table:table-cell>
          <table:table-cell table:style-name="Table1.G5" office:value-type="string">
            <text:p text:style-name="P10"/>
          </table:table-cell>
          <table:table-cell table:style-name="Table1.H5" office:value-type="string">
            <text:p text:style-name="P10"/>
          </table:table-cell>
          <table:table-cell table:style-name="Table1.I5" office:value-type="string">
            <text:p text:style-name="P10"/>
          </table:table-cell>
        </table:table-row>
        <table:table-row table:style-name="Table1.4">
          <table:table-cell table:style-name="Table1.A10" office:value-type="string">
            <text:p text:style-name="P14"><text:span text:style-name="T18">5. Advanced acceleration </text:span></text:p>
          </table:table-cell>
          <table:table-cell table:style-name="Table1.A10" office:value-type="string">
            <text:p text:style-name="P10"/>
          </table:table-cell>
          <table:table-cell table:style-name="Table1.C10" office:value-type="string">
            <text:p text:style-name="P10"/>
          </table:table-cell>
          <table:table-cell table:style-name="Table1.D10" office:value-type="string">
            <text:p text:style-name="P10"/>
          </table:table-cell>
          <table:table-cell table:style-name="Table1.E10" office:value-type="string">
            <text:p text:style-name="P10"/>
          </table:table-cell>
          <table:table-cell table:style-name="Table1.F10" office:value-type="string">
            <text:p text:style-name="P10"/>
          </table:table-cell>
          <table:table-cell table:style-name="Table1.G10" office:value-type="string">
            <text:p text:style-name="P10"/>
          </table:table-cell>
          <table:table-cell table:style-name="Table1.H10" office:value-type="string">
            <text:p text:style-name="P10"/>
          </table:table-cell>
          <table:table-cell table:style-name="Table1.I10" office:value-type="string">
            <text:p text:style-name="P10"/>
          </table:table-cell>
        </table:table-row>
      </table:table>
      <text:p text:style-name="P17"><text:span text:style-name="T17">*</text:span><text:span text:style-name="T5"> The program </text:span></text:p>
      <text:list xml:id="list256197498" text:style-name="WWNum3">
        <text:list-item>
          <text:p text:style-name="P15"><text:span text:style-name="T5">MULT1 is for “1. Single cycle”;</text:span></text:p>
        </text:list-item>
        <text:list-item>
          <text:p text:style-name="P15"><text:span text:style-name="T5">MULT2 is for “2. Single Cycle with Multiplication” and “3a/3b. Basic Pipelined”;</text:span></text:p>
        </text:list-item>
        <text:list-item>
          <text:p text:style-name="P15"><text:span text:style-name="T5">MULT3 is for “4. Pipelined with hazard logic”;</text:span></text:p>
        </text:list-item>
        <text:list-item>
          <text:p text:style-name="P15"><text:span text:style-name="T5">MULT4 (or your modified version of it) is used for “5. </text:span><text:span text:style-name="T18">Advanced acceleration</text:span><text:span text:style-name="T5">”.</text:span></text:p>
        </text:list-item>
      </text:list>
      <text:p text:style-name="P35"><text:span text:style-name="T17">** </text:span><text:span text:style-name="T18">Implementations 1, 2, 3a, 4 and 5 have a clock frequency of 10MHz and is synthesized under the default strategy “AREA 0”.</text:span></text:p>
      <text:p text:style-name="P35"><text:span text:style-name="T17">***</text:span><text:span text:style-name="T18"> The grey regions are </text:span><text:span text:style-name="T19">not required</text:span><text:span text:style-name="T18"> to fill in.</text:span></text:p>
      <text:p text:style-name="P35"><text:span text:style-name="T17">Presets 1 &amp; 2</text:span><text:span text:style-name="T18"> must be replaced by your synthesis strategy after performing the Synthesis Exploration step (e.g., DELAY 0-4/AREA 0-3).</text:span></text:p>
      <text:p text:style-name="P26"><text:span text:style-name="T3">Part 2: Answer the Questions based on Your Designs</text:span></text:p>
      <text:p text:style-name="P19"><text:span text:style-name="T4">Questions:</text:span></text:p>
      <text:list xml:id="list494399468" text:style-name="WWNum4">
        <text:list-item>
          <text:p text:style-name="P28"><text:span text:style-name="T5">What is the critical path for the single-cycle processor (simple program)? Which operation does this critical path stand for?</text:span></text:p>
        </text:list-item>
      </text:list>
      <text:p text:style-name="P19"><text:span text:style-name="T5"><text:tab/></text:span><text:span text:style-name="T11">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5"><text:tab/></text:span></text:p>
      <text:list xml:id="list134136187513266" text:continue-numbering="true" text:style-name="WWNum4">
        <text:list-item>
          <text:p text:style-name="P28"><text:span text:style-name="T18">For the single-cycle processor, what are the top-5 components in the area cost? After adding multiplication support, what are the top-5 components in the area cost then? What has the changed? What is your explanation for this?</text:span></text:p>
        </text:list-item>
      </text:list>
      <text:p text:style-name="P27"><text:span text:style-name="T5"><text:tab/></text:span><text:span text:style-name="T16">For the single-cycle processor, here are the 5 components that </text:span><text:span text:style-name="T5"><text:tab/></text:span></text:p>
      <text:p text:style-name="P29"><text:span text:style-name="T5"><text:tab/><text:tab/><text:tab/></text:span></text:p>
      <text:p text:style-name="P27"><text:span text:style-name="T5"><text:tab/></text:span><text:span text:style-name="T6">And after the multiplication support</text:span></text:p>
      <text:p text:style-name="P19"><text:span text:style-name="T5"><text:tab/></text:span><text:span text:style-name="T12">1: Data memory [227,869.31 um^2, 44.83%]</text:span></text:p>
      <text:p text:style-name="P20"><text:span text:style-name="T12"><text:tab/>2: Instruction memory [138,703.36 um^2, 27.28%]</text:span></text:p>
      <text:p text:style-name="P20"><text:span text:style-name="T12"><text:tab/>3. Register file [119121.74 um^2, 23.43%]</text:span></text:p>
      <text:p text:style-name="P21"><text:span text:style-name="T13"><text:tab/>4. ALU [18362.61 um^2, 3.61%]</text:span></text:p>
      <text:p text:style-name="P21"><text:span text:style-name="T13"><text:tab/>5. Branch unit [5463.99 um^2, 1.07%]</text:span></text:p>
      <text:p text:style-name="P21"><text:span text:style-name="T13"><text:tab/></text:span></text:p>
      <text:p text:style-name="P21"><text:span text:style-name="T13"><text:tab/></text:span></text:p>
      <text:p text:style-name="P20"><text:span text:style-name="T12"><text:tab/></text:span></text:p>
      <text:list xml:id="list134137000738450" text:continue-numbering="true" text:style-name="WWNum4">
        <text:list-item>
          <text:p text:style-name="P28"><text:span text:style-name="T5">What is the critical path after you support the MULT operation in the single-cycle processor? Is there anything changed? What is your explanation for this?</text:span></text:p>
        </text:list-item>
      </text:list>
      <text:p text:style-name="P19"><text:span text:style-name="T5"><text:tab/></text:span><text:span text:style-name="T11">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5"><text:tab/></text:span></text:p>
      <text:list xml:id="list134136128720678" text:continue-numbering="true" text:style-name="WWNum4">
        <text:list-item>
          <text:p text:style-name="P28"><text:span text:style-name="T5">Regarding to your findings in Q2 &amp; Q3, do you think adding MULT operator support a good choice for every microprocessor? Please elaborate your answer.</text:span></text:p>
        </text:list-item>
      </text:list>
      <text:p text:style-name="P31"><text:span text:style-name="T11">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5"><text:tab/></text:span></text:p>
      <text:list xml:id="list134136326901774" text:continue-numbering="true" text:style-name="WWNum4">
        <text:list-item>
          <text:p text:style-name="P28"><text:span text:style-name="T14">What is the critical path in the pipelined design? How does the critical path length change comparing to the single-cycle designs? How about the area? Try to analyze the benefits of processor pipelining according to your findings.</text:span></text:p>
        </text:list-item>
      </text:list>
      <text:p text:style-name="P19"><text:span text:style-name="T15"><text:s/><text:tab/></text:span><text:span text:style-name="T11">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oft-page-break/><text:span text:style-name="T11"><text:tab/>___________________________________________________________________________________________________</text:span></text:p>
      <text:p text:style-name="P32"/>
      <text:list xml:id="list134135595550159" text:continue-numbering="true" text:style-name="WWNum4">
        <text:list-item>
          <text:p text:style-name="P28"><text:span text:style-name="T14">What techniques did you apply to accelerate MULT4? Explain under what conditions/type of workload you techniques will have the maximum/minimum performance gain.</text:span></text:p>
        </text:list-item>
      </text:list>
      <text:p text:style-name="P19"><text:span text:style-name="T11"><text:tab/>___________________________________________________________________________________________________</text:span></text:p>
      <text:p text:style-name="P19"><text:span text:style-name="T11"><text:s text:c="17"/>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33"/>
      <text:list xml:id="list134135395960244" text:continue-numbering="true" text:style-name="WWNum4">
        <text:list-item>
          <text:p text:style-name="P28"><text:span text:style-name="T5">(Openlane Flow) Please explain the following terms of the backend flow: PDK, LEF, CTS, STA, GDSII. Which PDK are we using?</text:span></text:p>
        </text:list-item>
      </text:list>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33"/>
      <text:list xml:id="list134135488814429" text:continue-numbering="true" text:style-name="WWNum4">
        <text:list-item>
          <text:p text:style-name="P28"><text:span text:style-name="T5">(Openlane Flow) We used lots of open-source tools for the backend. What is the difference and relationship between OpenRoad, OpenRAM and OpenLane? How are they used in our backend flow?</text:span></text:p>
        </text:list-item>
      </text:list>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22"/>
      <text:list xml:id="list134136407784488" text:continue-numbering="true" text:style-name="WWNum4">
        <text:list-item>
          <text:p text:style-name="P30"><text:span text:style-name="T11">(</text:span><text:span text:style-name="T5">Openlane Flow) The major steps in the backend flow this exercise session focuses on are Synthesis, Floorplan, Placing and Routing. Have a look at the “runs/results/” folder. What are the output files of each step? What are the similarity and differences?<text:line-break/></text:span><text:span text:style-name="T11">___________________________________________________________________________________________________</text:span></text:p>
        </text:list-item>
      </text:list>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22"/>
      <text:list xml:id="list134135657086123" text:continue-numbering="true" text:style-name="WWNum4">
        <text:list-item>
          <text:p text:style-name="P28"><text:span text:style-name="T5">(Openlane Flow) Try to compare between the three full-flow scenarios. What is the impact of the target clock frequency? What is the impact of the synthesis strategy? Please discuss the tradeoff in terms of speed and area, i.e. under what scenario will you choose which design.</text:span></text:p>
        </text:list-item>
      </text:list>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19"><text:span text:style-name="T11"><text:tab/>___________________________________________________________________________________________________</text:span></text:p>
      <text:p text:style-name="P22"/>
      <text:p text:style-name="P33"/>
      <text:p text:style-name="P33"><text:soft-page-break/></text:p>
      <text:p text:style-name="P33"/>
      <text:p text:style-name="P33"/>
      <text:p text:style-name="P33"/>
      <text:p text:style-name="P33"/>
      <text:p text:style-name="P23"/>
      <text:p text:style-name="P23"/>
      <text:p text:style-name="P18"><text:span text:style-name="T3">Part 3: Post your design photos</text:span></text:p>
      <text:p text:style-name="P24"/>
      <text:p text:style-name="P19"><text:span text:style-name="T5">Following the step “</text:span><text:span text:style-name="T4">Analysis and Discussion #5</text:span><text:span text:style-name="T5">” in Jupyter Notebook, take a screenshot of the final die photo.</text:span></text:p>
      <text:p text:style-name="P25"/>
      <text:p text:style-name="P19"><text:span text:style-name="T9">Photo 1: Signoff - Basic Pipelined (10MHz)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9"><text:span text:style-name="T9">Photo 2: Signoff - Basic Pipelined (50MHz)</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693in" fo:margin-bottom="0.139in" loext:contextual-spacing="false" fo:line-height="115%" fo:text-align="start" style:justify-single-word="false" fo:orphans="2" fo:widows="2" style:writing-mode="lr-tb"/>
    </style:style>
    <style:style style:name="Heading" style:family="paragraph" style:parent-style-name="Normal0"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0"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Normal0"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Normal0" style:family="paragraph" style:default-outline-level="">
      <style:paragraph-properties fo:margin-top="0.0693in" fo:margin-bottom="0.139in" loext:contextual-spacing="false" fo:line-height="115%" fo:text-align="start" style:justify-single-word="false" fo:orphans="2" fo:widows="2" style:writing-mode="lr-tb"/>
      <style:text-properties fo:color="#000000"/>
    </style:style>
    <style:style style:name="caption" style:family="paragraph" style:parent-style-name="Normal0"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style style:name="Header" style:family="paragraph" style:parent-style-name="Normal0" style:default-outline-level="" style:class="extra"/>
    <style:style style:name="Subtitle" style:family="paragraph" style:parent-style-name="Normal0" style:next-style-name="Normal0"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paragraph-properties fo:line-height="100%" style:snap-to-layout-grid="false">
        <style:tab-stops>
          <style:tab-stop style:position="3.1339in" style:type="center"/>
          <style:tab-stop style:position="6.2681in"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0693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font-size-asian="12pt" style:font-name-complex="Noto Sans Symbols" style:font-family-complex="'Noto Sans Symbols'" style:font-family-generic-complex="system" style:font-pitch-complex="variable"/>
    </style:style>
    <style:style style:name="ListLabel_20_20" style:display-name="ListLabel 20" style:family="text">
      <style:text-properties style:font-name-complex="Noto Sans Symbols" style:font-family-complex="'Noto Sans Symbols'"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Noto Sans Symbols" style:font-family-complex="'Noto Sans Symbols'"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Noto Sans Symbols" style:font-family-complex="'Noto Sans Symbols'"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font-size="9pt" style:font-size-asian="9pt" style:font-size-complex="9pt"/>
    </style:style>
    <style:style style:name="ListLabel_20_37" style:display-name="ListLabel 37"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font-size-complex="12pt"/>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color="#00000a" fo:font-size="10pt" style:font-size-asian="10pt" style:font-size-complex="10pt"/>
    </style:style>
    <style:style style:name="ListLabel_20_59" style:display-name="ListLabel 59" style:family="text">
      <style:text-properties fo:color="#00000a"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Noto Sans Symbols'" style:font-style-name="Regular" style:font-pitch="variable"/>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Noto Sans Symbols'" style:font-style-name="Regular" style:font-pitch="variable"/>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page-layout style:name="Mpm1">
      <style:page-layout-properties fo:page-width="8.5in" fo:page-height="11in" style:num-format="1" style:print-orientation="portrait" fo:margin-top="0.5in" fo:margin-bottom="0.5in" fo:margin-left="0.8in" fo:margin-right="0.7902in" style:writing-mode="lr-tb" style:layout-grid-color="#c0c0c0" style:layout-grid-lines="252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style:page-layout style:name="Mpm2">
      <style:page-layout-properties fo:page-width="11in" fo:page-height="8.5in" style:num-format="1" style:print-orientation="landscape" fo:margin-top="0.5in" fo:margin-bottom="0.5909in" fo:margin-left="0.5in" fo:margin-right="0.5398in" style:writing-mode="lr-tb" style:layout-grid-color="#c0c0c0" style:layout-grid-lines="180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92in" fo:margin-left="0in" fo:margin-right="0in" fo:margin-bottom="0.2598in"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MP1"/>
      </style:header>
    </style:master-page>
    <style:master-page style:name="Converted2"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esamat</meta:initial-creator>
    <meta:editing-cycles>6</meta:editing-cycles>
    <meta:creation-date>2023-04-02T14:34:00</meta:creation-date>
    <dc:date>2023-05-23T13:41:34.838216027</dc:date>
    <meta:editing-duration>PT20M58S</meta:editing-duration>
    <meta:generator>LibreOffice/6.4.7.2$Linux_X86_64 LibreOffice_project/40$Build-2</meta:generator>
    <meta:document-statistic meta:table-count="1" meta:image-count="0" meta:object-count="0" meta:page-count="7" meta:paragraph-count="104" meta:word-count="631" meta:character-count="6873" meta:non-whitespace-character-count="6279"/>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f0eba32c-0974-4663-a3a1-3cd8c30938e9_ActionId" meta:value-type="string">7aece61d-36c1-42c4-8e91-6437ed4ee297</meta:user-defined>
    <meta:user-defined meta:name="MSIP_Label_f0eba32c-0974-4663-a3a1-3cd8c30938e9_ContentBits" meta:value-type="string">0</meta:user-defined>
    <meta:user-defined meta:name="MSIP_Label_f0eba32c-0974-4663-a3a1-3cd8c30938e9_Enabled" meta:value-type="string">true</meta:user-defined>
    <meta:user-defined meta:name="MSIP_Label_f0eba32c-0974-4663-a3a1-3cd8c30938e9_Method" meta:value-type="string">Privileged</meta:user-defined>
    <meta:user-defined meta:name="MSIP_Label_f0eba32c-0974-4663-a3a1-3cd8c30938e9_Name" meta:value-type="string">Public - General - Unmarked</meta:user-defined>
    <meta:user-defined meta:name="MSIP_Label_f0eba32c-0974-4663-a3a1-3cd8c30938e9_SetDate" meta:value-type="string">2021-03-08T17:16:29Z</meta:user-defined>
    <meta:user-defined meta:name="MSIP_Label_f0eba32c-0974-4663-a3a1-3cd8c30938e9_SiteId" meta:value-type="string">a72d5a72-25ee-40f0-9bd1-067cb5b770d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